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25-01-06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24-10-02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24-07-01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24-01-08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23-10-03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23-07-0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23-04-17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23-01-10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22-10-10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22-07-12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22-04-07 0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22-01-06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21-10-19 0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21-07-13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21-04-22 0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21-01-05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20-10-15 0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20-07-06 0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20-01-06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9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